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0ef8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40bc"/>
    </style:style>
    <style:style style:name="T3" style:family="text">
      <style:text-properties officeooo:rsid="000ccacf"/>
    </style:style>
    <style:style style:name="T4" style:family="text">
      <style:text-properties officeooo:rsid="000ef83d"/>
    </style:style>
    <style:style style:name="T5" style:family="text">
      <style:text-properties officeooo:rsid="000f76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 repeatIn(objects,'o') ]]</text:p>
      <text:p text:style-name="Standard"/>
      <text:h text:style-name="Heading_20_2" text:outline-level="2">Datos <text:span text:style-name="T3">del Paciente</text:span></text:h>
      <text:p text:style-name="P2"><text:span text:style-name="T1">Nombre:</text:span> [[ <text:s/><text:span text:style-name="T5">o.name.name</text:span> ]]</text:p>
      <text:p text:style-name="Standard"><text:span text:style-name="T1">Activo:</text:span> [[ o.active ]]</text:p>
      <text:p text:style-name="Standard"><text:span text:style-name="T1">Estado: </text:span>[[ o.state ]]</text:p>
      <text:p text:style-name="Standard"/>
      <text:h text:style-name="Heading_20_2" text:outline-level="2">Tabla Relacionada</text:h>
      <text:p text:style-name="P1"><text:span text:style-name="T1">Nombre:</text:span> [[ o.tabla_relacionada_id.name ]]</text:p>
      <text:p text:style-name="P1"><text:span text:style-name="T1">Activa: </text:span>[[ o.tabla_relacionada_id.active ]]</text:p>
      <text:p text:style-name="P1"><text:span text:style-name="T1">Estado:</text:span> [[ o.tabla_relacionada_id.state 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xgler M</meta:initial-creator>
    <meta:creation-date>2013-03-31T18:00:29</meta:creation-date>
    <dc:date>2015-02-08T16:39:46.410164467</dc:date>
    <meta:editing-duration>PT14M7S</meta:editing-duration>
    <meta:editing-cycles>13</meta:editing-cycles>
    <meta:generator>LibreOffice/4.1.0.4$Linux_x86 LibreOffice_project/410m0$Build-4</meta:generator>
    <meta:document-statistic meta:table-count="0" meta:image-count="0" meta:object-count="0" meta:page-count="1" meta:paragraph-count="9" meta:word-count="32" meta:character-count="257" meta:non-whitespace-character-count="233"/>
    <meta:user-defined meta:name="Info 1">http://localhost:8069</meta:user-defined>
    <meta:user-defined meta:name="Info 2">admin</meta:user-defined>
    <meta:user-defined meta:name="Info 3"/>
    <meta:user-defined meta:name="Info 4">mi_modulo.mi_tabla</meta:user-defined>
  </office:meta>
</office:document-meta>
</file>